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2" svg:font-family="'Liberation Sans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style:font-name="Courier 10 Pitch1"/>
    </style:style>
    <style:style style:name="P2" style:family="paragraph">
      <style:text-properties fo:font-size="20pt"/>
    </style:style>
    <style:style style:name="P3" style:family="paragraph">
      <style:text-properties style:font-name="Courier 10 Pitch1" fo:font-size="24pt" style:font-size-asian="24pt" style:font-size-complex="24pt"/>
    </style:style>
    <style:style style:name="T1" style:family="text">
      <style:text-properties style:font-name="Courier 10 Pitch1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3"/>
    </style:style>
    <style:style style:name="T4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onditional Statements and Loops with Per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ore Perl's Conditional Control of Flow Constructs</text:p>
                <text:p/>
              </text:list-item>
              <text:list-item>
                <text:p>Explore Perl's Looping Constructs</text:p>
                <text:p/>
              </text:list-item>
              <text:list-item>
                <text:p>Understand Perl's Scoping Semantics</text:p>
                <text:p/>
              </text:list-item>
              <text:list-item>
                <text:p>(Finally we're going to learn to Program with Perl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 Mat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e <text:span text:style-name="T1">perlsy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“if”</text:p>
                <text:p/>
                <text:list>
                  <text:list-header>
                    <text:p><text:span text:style-name="T1">if( CONDITION ) {</text:span></text:p>
                    <text:p><text:span text:style-name="T1"><text:s text:c="4"/></text:span><text:span text:style-name="T1">BLOCK</text:span></text:p>
                    <text:p><text:span text:style-name="T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my $random = 1 + int rand 6;</text:span></text:p>
                <text:p><text:span text:style-name="T1"/></text:p>
                <text:p><text:span text:style-name="T1">if( $random == 6 ) {</text:span></text:p>
                <text:p><text:span text:style-name="T1"><text:s text:c="4"/></text:span><text:span text:style-name="T1">print “A lucky roll, today.\n”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 - els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if( CONDITION ) {</text:span></text:p>
                <text:p><text:span text:style-name="T1"><text:s text:c="4"/></text:span><text:span text:style-name="T1">BLOCK</text:span></text:p>
                <text:p><text:span text:style-name="T1">}</text:span></text:p>
                <text:p><text:span text:style-name="T1">else {</text:span></text:p>
                <text:p><text:span text:style-name="T1"><text:s text:c="4"/></text:span><text:span text:style-name="T1">BLOCK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text-style-name="P1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1">my $random = 1 + int rand 6;</text:span></text:p>
                <text:p><text:span text:style-name="T1"/></text:p>
                <text:p><text:span text:style-name="T1">if( $random == 6 ) {</text:span></text:p>
                <text:p><text:span text:style-name="T1"><text:s text:c="4"/></text:span><text:span text:style-name="T1">print “A lucky roll, today.\n”;</text:span></text:p>
                <text:p><text:span text:style-name="T1">}</text:span></text:p>
                <text:p><text:span text:style-name="T1">else {</text:span></text:p>
                <text:p><text:span text:style-name="T1"><text:s text:c="4"/></text:span><text:span text:style-name="T1">print </text:span></text:p>
                <text:p><text:span text:style-name="T1"><text:s text:c="6"/>“</text:span><text:span text:style-name="T1">You must narfle the Garthok!\n”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 - elsif</text:p>
          </draw:text-box>
        </draw:frame>
        <draw:frame presentation:style-name="pr4" draw:text-style-name="P1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1">my $random = 1 + int rand 6;</text:span></text:p>
                <text:p><text:span text:style-name="T1"/></text:p>
                <text:p><text:span text:style-name="T1">if( $random == 6 ) {</text:span></text:p>
                <text:p><text:span text:style-name="T1"><text:s text:c="4"/></text:span><text:span text:style-name="T1">print “A lucky roll, today.\n”;</text:span></text:p>
                <text:p><text:span text:style-name="T1">}</text:span></text:p>
                <text:p><text:span text:style-name="T1">elsif ( $random == 7 ) {</text:span></text:p>
                <text:p><text:span text:style-name="T1"><text:s text:c="4"/></text:span><text:span text:style-name="T1">print “You are free to go.\n”;</text:span></text:p>
                <text:p><text:span text:style-name="T1">}</text:span></text:p>
                <text:p><text:span text:style-name="T1">else {</text:span></text:p>
                <text:p><text:span text:style-name="T1"><text:s text:c="4"/></text:span><text:span text:style-name="T1">print </text:span></text:p>
                <text:p><text:span text:style-name="T1"><text:s text:c="6"/>“</text:span><text:span text:style-name="T1">You must narfle the Garthok!\n”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ou get the ide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if <text:s text:c="2"/>( COND1 ) { BLOCK1 }</text:span></text:p>
                <text:p><text:span text:style-name="T1">elsif( COND2 ) { BLOCK2 }</text:span></text:p>
                <text:p><text:span text:style-name="T1">elsif( COND3 ) { BLOCK3 }</text:span></text:p>
                <text:p><text:span text:style-name="T1">elsif( COND4 ) { BLOCK4 }</text:span></text:p>
                <text:p><text:span text:style-name="T1">elsif( COND5 ) { BLOCK5 }</text:span></text:p>
                <text:p><text:span text:style-name="T1">elsif( COND6 ) { BLOCK6 }</text:span></text:p>
                <text:p><text:span text:style-name="T1">else <text:s text:c="10"/>{ BLOCK7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les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unless ( COND ) { BLOCK }</text:span></text:p>
                <text:p><text:span text:style-name="T1"/></text:p>
                <text:p><text:span text:style-name="T1"/></text:p>
                <text:p><text:span text:style-name="T1">unless ( $really_lucky ) {</text:span></text:p>
                <text:p><text:span text:style-name="T1"><text:s text:c="4"/></text:span><text:span text:style-name="T1">print “Narfle the Garthok!\n”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fix Conditional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print “Narfle!\n” if $bad_roll;</text:span></text:p>
                <text:p><text:span text:style-name="T1"/></text:p>
                <text:p><text:span text:style-name="T1">print “Go free.\n” if $good_roll;</text:span></text:p>
                <text:p><text:span text:style-name="T1"/></text:p>
                <text:p><text:span text:style-name="T1">print “Remain captive.\n”</text:span></text:p>
                <text:p><text:span text:style-name="T1"><text:s text:c="4"/></text:span><text:span text:style-name="T1">unless $lucky_roll;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ort Circui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XPRESSION <text:s text:c="2"/><text:span text:style-name="T1">&amp;&amp;</text:span> <text:s text:c="3"/>EXPRESSION</text:p>
                <text:p>EXPRESSION <text:s text:c="2"/><text:span text:style-name="T1">and</text:span> <text:s text:c="2"/>EXPRESSION</text:p>
                <text:p/>
                <text:p>EXPRESSION <text:s text:c="2"/><text:span text:style-name="T1">||</text:span> <text:s text:c="2"/>EXPRESSION</text:p>
                <text:p>EXPRESSION <text:s text:c="2"/><text:span text:style-name="T1">or</text:span> <text:s text:c="2"/>EXPRESS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ort Circui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$roll == 5 || narfle();</text:span></text:p>
                <text:p><text:span text:style-name="T1">$roll == 5 or narfle();</text:span></text:p>
                <text:p><text:span text:style-name="T1"/></text:p>
                <text:p><text:span text:style-name="T1">$roll != 5 &amp;&amp; narfle();</text:span></text:p>
                <text:p><text:span text:style-name="T1">$roll != 5 and narfle();</text:span>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on't ask for “<text:span text:style-name="T1">switch</text:span> / <text:span text:style-name="T1">case</text:span>”</text:p>
            <text:p/>
            <text:p><text:span text:style-name="T2">(If it ever comes up, investigate dispatch tables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Loops!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l's Loo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or</text:span></text:p>
                <text:list>
                  <text:list-item>
                    <text:p>Sometimes called “C-style <text:span text:style-name="T1">for</text:span> loop”</text:p>
                  </text:list-item>
                </text:list>
              </text:list-item>
              <text:list-item>
                <text:p><text:span text:style-name="T1">foreach</text:span></text:p>
              </text:list-item>
              <text:list-item>
                <text:p><text:span text:style-name="T1">while</text:span></text:p>
              </text:list-item>
              <text:list-item>
                <text:p><text:span text:style-name="T1">unt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-style <text:span text:style-name="T1">for</text:span> loop</text:p>
          </draw:text-box>
        </draw:frame>
        <draw:frame presentation:style-name="pr4" draw:text-style-name="P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1">my @array = qw( Dave Dan Shannon );</text:span></text:p>
                <text:p><text:span text:style-name="T1"/></text:p>
                <text:p><text:span text:style-name="T1">for( my $ix = 0; $ix != @array; ++$ix ) {</text:span></text:p>
                <text:p><text:span text:style-name="T1"><text:s text:c="4"/></text:span><text:span text:style-name="T1">print “Hello $array[$ix].\n”;</text:span></text:p>
                <text:p><text:span text:style-name="T1">}</text:span></text:p>
                <text:p><text:span text:style-name="T1"/></text:p>
                <text:p><text:span text:style-name="T1">Hello Dave.</text:span></text:p>
                <text:p><text:span text:style-name="T1">Hello Dan.</text:span></text:p>
                <text:p><text:span text:style-name="T1">Hello Shanno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4" draw:text-style-name="P1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1">my @array = qw( Dave Dan Shannon );</text:span></text:p>
                <text:p><text:span text:style-name="T1"/></text:p>
                <text:p><text:span text:style-name="T1">foreach ( @array ) {</text:span></text:p>
                <text:p><text:span text:style-name="T1"><text:s text:c="4"/></text:span><text:span text:style-name="T1">print “Hello $_.\n”;</text:span></text:p>
                <text:p><text:span text:style-name="T1">}</text:span></text:p>
                <text:p><text:span text:style-name="T1"/></text:p>
                <text:p><text:span text:style-name="T1">Hello Dave.</text:span></text:p>
                <text:p><text:span text:style-name="T1">Hello Dan.</text:span></text:p>
                <text:p><text:span text:style-name="T1">Hello Shanno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each with explicit iterator.</text:p>
          </draw:text-box>
        </draw:frame>
        <draw:frame presentation:style-name="pr4" draw:text-style-name="P1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1">my @array = qw( Dave Dan Shannon );</text:span></text:p>
                <text:p><text:span text:style-name="T1"/></text:p>
                <text:p><text:span text:style-name="T1">foreach my $name ( @array ) {</text:span></text:p>
                <text:p><text:span text:style-name="T1"><text:s text:c="4"/></text:span><text:span text:style-name="T1">print “Hello $name.\n”;</text:span></text:p>
                <text:p><text:span text:style-name="T1">}</text:span></text:p>
                <text:p><text:span text:style-name="T1"/></text:p>
                <text:p><text:span text:style-name="T1">Hello Dave.</text:span></text:p>
                <text:p><text:span text:style-name="T1">Hello Dan.</text:span></text:p>
                <text:p><text:span text:style-name="T1">Hello Shanno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l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while( 1 + int rand 6 <text:s/>&lt; <text:s/>6 ) {</text:span></text:p>
                <text:p><text:span text:style-name="T1"/></text:p>
                <text:p><text:span text:style-name="T1"><text:s text:c="2"/></text:span><text:span text:style-name="T1">print “You remain in captivity.”,</text:span></text:p>
                <text:p><text:span text:style-name="T1"><text:s text:c="8"/>“</text:span><text:span text:style-name="T1">Narfle!\n”;</text:span></text:p>
                <text:p><text:span text:style-name="T1"/></text:p>
                <text:p><text:span text:style-name="T1">}</text:span></text:p>
                <text:p><text:span text:style-name="T1"><text:s/></text:span></text:p>
                <text:p><text:span text:style-name="T1">print “You have been released.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til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until( 1 + int rand 6 == 6 ) {</text:span></text:p>
                <text:p><text:span text:style-name="T1"/></text:p>
                <text:p><text:span text:style-name="T1"><text:s text:c="2"/></text:span><text:span text:style-name="T1">print “Another happy day.\n”,</text:span></text:p>
                <text:p><text:span text:style-name="T1"><text:s text:c="8"/>“</text:span><text:span text:style-name="T1">Narfle the Garthok!\n”;</text:span></text:p>
                <text:p><text:span text:style-name="T1"/></text:p>
                <text:p><text:span text:style-name="T1">}</text:span></text:p>
                <text:p><text:span text:style-name="T1"/></text:p>
                <text:p><text:span text:style-name="T1">print “You may go free.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fix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narfle() until 1 + int rand 6 == 6;</text:span></text:p>
                <text:p><text:span text:style-name="T1">narfle() while 1 + int rand 6 != 6;</text:span></text:p>
                <text:p><text:span text:style-name="T1">narfle() foreach 1 .. 10; # Narfle 10 times.</text:span></text:p>
                <text:p><text:span text:style-name="T1"/></text:p>
                <text:p><text:span text:style-name="T1">do {</text:span></text:p>
                <text:p><text:span text:style-name="T1"><text:s text:c="4"/></text:span><text:span text:style-name="T1">print “Your lucky day!\n”;</text:span></text:p>
                <text:p><text:span text:style-name="T1"><text:s text:c="4"/></text:span><text:span text:style-name="T1">narfle();</text:span></text:p>
                <text:p><text:span text:style-name="T1">} until 1 + int rand 6 == 6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fix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say foreach 1 .. 10;</text:span></text:p>
                <text:p><text:span text:style-name="T1"/></text:p>
                <text:p><text:span text:style-name="T1">narfle() while unlucky();</text:span></text:p>
                <text:p><text:span text:style-name="T1"/></text:p>
                <text:p><text:span text:style-name="T1">narfle() until ! $garthoks_remaing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ease for sufficient suc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while( 1 + int rand 6 != 6 ) {</text:span></text:p>
                <text:p><text:span text:style-name="T1"><text:s text:c="2"/></text:span><text:span text:style-name="T1">if( today() == $holiday ) {</text:span></text:p>
                <text:p><text:span text:style-name="T1"><text:s text:c="4"/></text:span><text:span text:style-name="T1">next; <text:s/># No narfling today.</text:span></text:p>
                <text:p><text:span text:style-name="T1"><text:s text:c="2"/></text:span><text:span text:style-name="T1">}</text:span></text:p>
                <text:p><text:span text:style-name="T1"><text:s text:c="2"/></text:span><text:span text:style-name="T1">last if $garthoks_remaining == 0;</text:span></text:p>
                <text:p><text:span text:style-name="T1"><text:s text:c="2"/></text:span><text:span text:style-name="T1">print </text:span></text:p>
                <text:p><text:span text:style-name="T1"><text:s text:c="4"/>“</text:span><text:span text:style-name="T1">You must narfle the Garthok!\n”;</text:span></text:p>
                <text:p><text:span text:style-name="T1">}</text:span>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while(1) {</text:span></text:p>
                <text:p><text:span text:style-name="T1"><text:s text:c="2"/></text:span><text:span text:style-name="T1">last if $garthoks_remaining == 0;</text:span></text:p>
                <text:p><text:span text:style-name="T1"><text:s text:c="2"/></text:span><text:span text:style-name="T1">next if today() == $holiday;</text:span></text:p>
                <text:p><text:span text:style-name="T1"><text:s text:c="2"/></text:span><text:span text:style-name="T1">print “You must narfle the Garthok.\n”;</text:span></text:p>
                <text:p><text:span text:style-name="T1">}</text:span></text:p>
                <text:p><text:span text:style-name="T1">continue {</text:span></text:p>
                <text:p><text:span text:style-name="T1"><text:s text:c="2"/></text:span><text:span text:style-name="T1">print “Dress your wounds.\n”;</text:span></text:p>
                <text:p><text:span text:style-name="T1">}</text:span></text:p>
                <text:p><text:span text:style-name="T1">print “No more Garthoks; you are free.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 == foreach</text:p>
          </draw:text-box>
        </draw:frame>
        <draw:frame presentation:style-name="pr4" draw:text-style-name="P1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3">for and foreach are synonymous.</text:span></text:p>
                <text:p><text:span text:style-name="T1"/></text:p>
                <text:p><text:span text:style-name="T1">for ( @garthoks ) {</text:span></text:p>
                <text:p><text:span text:style-name="T1"><text:s text:c="4"/></text:span><text:span text:style-name="T1">print “Garthok name: $_\n”;</text:span></text:p>
                <text:p><text:span text:style-name="T1">}</text:span></text:p>
                <text:p><text:span text:style-name="T1"/></text:p>
                <text:p><text:span text:style-name="T1">print “$_\n” </text:span></text:p>
                <text:p><text:span text:style-name="T1"><text:s text:c="2"/></text:span><text:span text:style-name="T1">for qw( Dave Dan Shannon 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s have scop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zzzzzzzzzzzt, wrong!</text:p>
                <text:p/>
                <text:p><text:span text:style-name="T1">while( rand &gt; 0.1 ) { </text:span></text:p>
                <text:p><text:span text:style-name="T1"><text:s text:c="2"/></text:span><text:span text:style-name="T1">my $i += 1; <text:s text:c="2"/># New “$i” each time.</text:span></text:p>
                <text:p><text:span text:style-name="T1"><text:s text:c="2"/></text:span><text:span text:style-name="T1">print “$i\n”; # Always 1.</text:span></text:p>
                <text:p><text:span text:style-name="T1">}</text:span></text:p>
                <text:p><text:span text:style-name="T1">print “$i\n”; <text:s text:c="2"/># $i doesn't exi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s have scop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xed</text:p>
                <text:p/>
                <text:p><text:span text:style-name="T1">my $i;</text:span></text:p>
                <text:p><text:span text:style-name="T1">while( rand &gt; 0.1 ) { </text:span></text:p>
                <text:p><text:span text:style-name="T1"><text:s text:c="2"/></text:span><text:span text:style-name="T1">$i += 1;</text:span></text:p>
                <text:p><text:span text:style-name="T1"><text:s text:c="2"/></text:span><text:span text:style-name="T1">print “$i\n”;</text:span></text:p>
                <text:p><text:span text:style-name="T1">}</text:span></text:p>
                <text:p><text:span text:style-name="T1">print “$i\n”; <text:s text:c="2"/># $i is still in scop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e blocks: Scope and flow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my $i = 0;</text:span></text:p>
                <text:p><text:span text:style-name="T1">{</text:span></text:p>
                <text:p><text:span text:style-name="T1"><text:s text:c="4"/></text:span><text:span text:style-name="T1">last if $i == 10;</text:span></text:p>
                <text:p><text:span text:style-name="T1"><text:s text:c="4"/></text:span><text:span text:style-name="T1">print ++$i, “\n”;</text:span></text:p>
                <text:p><text:span text:style-name="T1"><text:s text:c="4"/></text:span><text:span text:style-name="T1">my $acc += $i;</text:span></text:p>
                <text:p><text:span text:style-name="T1"><text:s text:c="4"/></text:span><text:span text:style-name="T1">redo;</text:span></text:p>
                <text:p><text:span text:style-name="T1">}</text:span></text:p>
                <text:p><text:span text:style-name="T1"># $acc is out of scope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s nest.</text:p>
          </draw:text-box>
        </draw:frame>
        <draw:frame presentation:style-name="pr4" draw:text-style-name="P1" draw:layer="layout" svg:width="25.199cm" svg:height="16.002cm" svg:x="1.4cm" svg:y="4.064cm" presentation:class="outline" presentation:user-transformed="true">
          <draw:text-box>
            <text:list text:style-name="L2">
              <text:list-header>
                <text:p><text:span text:style-name="T1">foreach my $letter ( 'a' .. 'z' ) {</text:span></text:p>
                <text:p><text:span text:style-name="T1"><text:s text:c="2"/></text:span><text:span text:style-name="T1">foreach my $number ( 1 .. 10 ) {</text:span></text:p>
                <text:p><text:span text:style-name="T1"><text:s text:c="4"/></text:span><text:span text:style-name="T1">print “$letter$number\n”;</text:span></text:p>
                <text:p><text:span text:style-name="T1"><text:s text:c="2"/></text:span><text:span text:style-name="T1">}</text:span></text:p>
                <text:p><text:span text:style-name="T1">}</text:span></text:p>
                <text:p><text:span text:style-name="T1"/></text:p>
                <text:p><text:span text:style-name="T1">A1</text:span></text:p>
                <text:p><text:span text:style-name="T1">A2</text:span></text:p>
                <text:p><text:span text:style-name="T1">A3</text:span></text:p>
                <text:p><text:span text:style-name="T1">…</text:span></text:p>
                <text:p><text:span text:style-name="T1">B1</text:span></text:p>
                <text:p><text:span text:style-name="T1">B2</text:span></text:p>
                <text:p><text:span text:style-name="T1">…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on Lexical Scoping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4">my $name = “Dave”;</text:span></text:p>
                <text:p><text:span text:style-name="T4"/></text:p>
                <text:p><text:span text:style-name="T4">foreach my $name ( qw( Jane Pete Frank ) ) {</text:span></text:p>
                <text:p><text:span text:style-name="T4"><text:s text:c="4"/></text:span><text:span text:style-name="T4"># Inner scope's $name variable </text:span></text:p>
                <text:p><text:span text:style-name="T4"><text:s text:c="4"/></text:span><text:span text:style-name="T4"># masks outer scope's $name.</text:span></text:p>
                <text:p><text:span text:style-name="T4"><text:s text:c="2"/></text:span><text:span text:style-name="T4">print “Hello $name.\n”;</text:span></text:p>
                <text:p><text:span text:style-name="T4">}</text:span></text:p>
                <text:p><text:span text:style-name="T4"/></text:p>
                <text:p><text:span text:style-name="T4"># Inner-scope “$name” has fallen out of scope.</text:span></text:p>
                <text:p><text:span text:style-name="T4">print “My name is $name.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onditionals</text:p>
                <text:list>
                  <text:list-item>
                    <text:p>if – elsif – else</text:p>
                  </text:list-item>
                  <text:list-item>
                    <text:p>unless</text:p>
                  </text:list-item>
                  <text:list-item>
                    <text:p>Postfix constructs available.</text:p>
                  </text:list-item>
                </text:list>
              </text:list-item>
              <text:list-item>
                <text:p>Loops</text:p>
                <text:list>
                  <text:list-item>
                    <text:p>for</text:p>
                  </text:list-item>
                  <text:list-item>
                    <text:p>foreach</text:p>
                  </text:list-item>
                  <text:list-item>
                    <text:p>while</text:p>
                  </text:list-item>
                  <text:list-item>
                    <text:p>until</text:p>
                  </text:list-item>
                  <text:list-item>
                    <text:p>Postfix constructs avail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Blocks are scopes</text:p>
                <text:list>
                  <text:list-item>
                    <text:p>Scopes allow for lexical constraints on variable's existence / visibility.</text:p>
                  </text:list-item>
                  <text:list-item>
                    <text:p>This includes loop blocks, and flow control blocks.</text:p>
                  </text:list-item>
                  <text:list-item>
                    <text:p>This includes bare blocks.</text:p>
                    <text:p/>
                  </text:list-item>
                </text:list>
              </text:list-item>
              <text:list-item>
                <text:p>Loops have short-circuits</text:p>
                <text:list>
                  <text:list-item>
                    <text:p><text:span text:style-name="T1">next</text:span>, <text:span text:style-name="T1">break</text:span>, <text:span text:style-name="T1">redo</text:span>.</text:p>
                  </text:list-item>
                  <text:list-item>
                    <text:p>This includes bare bloc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sy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2" svg:font-family="'Liberation Sans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4:57:43.527207351</meta:creation-date>
    <dc:date>2014-07-03T14:25:11.133344223</dc:date>
    <meta:editing-duration>PT1H25M15S</meta:editing-duration>
    <meta:editing-cycles>6</meta:editing-cycles>
    <meta:generator>LibreOffice/4.2.4.2$Linux_X86_64 LibreOffice_project/420m0$Build-2</meta:generator>
    <meta:document-statistic meta:object-count="154"/>
  </office:meta>
</office:document-meta>
</file>